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start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line-height="200%"/>
    </style:style>
    <style:style style:name="P5" style:family="paragraph" style:parent-style-name="Standard">
      <style:paragraph-properties fo:line-height="200%" fo:text-align="center" style:justify-single-word="false"/>
    </style:style>
    <style:style style:name="P6" style:family="paragraph" style:parent-style-name="Standard">
      <style:paragraph-properties fo:line-height="200%" fo:text-align="start" style:justify-single-word="false"/>
    </style:style>
    <style:style style:name="P7" style:family="paragraph" style:parent-style-name="Standard">
      <style:paragraph-properties fo:line-height="200%" fo:text-align="start" style:justify-single-word="false"/>
    </style:style>
    <style:style style:name="P8" style:family="paragraph" style:parent-style-name="Standard">
      <style:paragraph-properties fo:line-height="200%" fo:text-align="start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leveland Express</text:p>
      <text:p text:style-name="P4">Real-Time Embedded Systems</text:p>
      <text:p text:style-name="P4">Dr. McCormick</text:p>
      <text:p text:style-name="P4">May 9, 2011</text:p>
      <text:p text:style-name="P4">Author: Elliot Schmitt</text:p>
      <text:p text:style-name="P3">-----------------------------------------------------------------------------------</text:p>
      <text:p text:style-name="P3"/>
      <text:p text:style-name="P2">ADC Test Plan</text:p>
      <text:p text:style-name="P3">-----------------------------------------------------------------------------------</text:p>
      <text:p text:style-name="P3"/>
      <text:p text:style-name="P5"/>
      <text:p text:style-name="P1">Run the Test Program “adc_test.adb”</text:p>
      <text:p text:style-name="P1"/>
      <text:p text:style-name="P1">Test 1</text:p>
      <text:p text:style-name="P6">Purpose: Get voltage for each controller</text:p>
      <text:p text:style-name="P6">Input: Turn Nob on each hand controller all the way left</text:p>
      <text:p text:style-name="P6">Expected Output: Each hand controller should be putting out 0 volts</text:p>
      <text:p text:style-name="P1">Test 2</text:p>
      <text:p text:style-name="P6">Purpose: Get voltage for each controller</text:p>
      <text:p text:style-name="P6">Input: Turn Nob on each hand controller all the way right</text:p>
      <text:p text:style-name="P6">Expected Output: Each hand controller should be putting out 5 volts</text:p>
      <text:p text:style-name="P1">Test 3</text:p>
      <text:p text:style-name="P6">Purpose: Get voltage for each controller</text:p>
      <text:p text:style-name="P6">Input: Turn Nob on each hand controller to some point in the middle</text:p>
      <text:p text:style-name="P6">Expected Output: Each hand controller should be putting out 0 &lt; volts &lt; 5, probably somewhere around 2.5 volts if nob is positioned evenly between all the way right and all the way lef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w Schutt</meta:initial-creator>
    <meta:creation-date>2011-03-29T18:00:58</meta:creation-date>
    <dc:creator>Elliot Schmitt</dc:creator>
    <dc:date>2011-05-09T23:00:37</dc:date>
    <meta:editing-cycles>14</meta:editing-cycles>
    <meta:editing-duration>PT2H5M3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1" meta:word-count="136" meta:character-count="941"/>
  </office:meta>
</office:document-meta>
</file>